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1.1034in" style:use-optimal-column-width="false"/>
    </style:style>
    <style:style style:name="TableColumn7" style:family="table-column">
      <style:table-column-properties style:column-width="2.9548in" style:use-optimal-column-width="false"/>
    </style:style>
    <style:style style:name="TableColumn8" style:family="table-column">
      <style:table-column-properties style:column-width="2.1631in" style:use-optimal-column-width="false"/>
    </style:style>
    <style:style style:name="TableColumn9" style:family="table-column">
      <style:table-column-properties style:column-width="3.184in" style:use-optimal-column-width="false"/>
    </style:style>
    <style:style style:name="Table5" style:family="table">
      <style:table-properties style:width="9.4055in" fo:margin-left="-0.0138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3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4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5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8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2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3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5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7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83" style:family="table-row">
      <style:table-row-properties style:min-row-height="0.5548in" style:use-optimal-row-height="false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9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8" style:family="table-cell">
      <style:table-cell-properties fo:border-top="0.0069in solid #000000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1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1" style:parent-style-name="TableContents" style:family="paragraph">
      <style:paragraph-properties fo:text-align="center" fo:text-indent="0.4923in"/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2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0.0138in solid #000000" fo:background-color="#CCCCCC" style:writing-mode="lr-tb" fo:padding-top="0in" fo:padding-left="0.0194in" fo:padding-bottom="0.0194in" fo:padding-right="0.0194in"/>
    </style:style>
    <style:style style:name="P16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6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1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16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7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8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0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2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2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76" style:parent-style-name="Textbody" style:family="paragraph">
      <style:paragraph-properties fo:break-before="page" fo:margin-bottom="0in"/>
      <style:text-properties style:font-name="Verdana" fo:font-size="8pt" style:font-size-asian="8pt" style:font-size-complex="8pt"/>
    </style:style>
    <style:style style:name="P277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278" style:parent-style-name="Textbody" style:family="paragraph">
      <style:paragraph-properties fo:margin-bottom="0in"/>
    </style:style>
    <style:style style:name="T279" style:parent-style-name="DefaultParagraphFont" style:family="text">
      <style:text-properties style:font-name="Verdana" fo:font-size="8pt" style:font-size-asian="8pt" style:font-size-complex="8pt"/>
    </style:style>
    <style:style style:name="T28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</text:p>
          </table:table-cell>
          <table:table-cell table:style-name="TableCell13">
            <text:p text:style-name="P14">Activity</text:p>
          </table:table-cell>
          <table:table-cell table:style-name="TableCell15">
            <text:p text:style-name="P16">Accountability</text:p>
            <text:p text:style-name="P17">(Name of Individual)</text:p>
          </table:table-cell>
          <table:table-cell table:style-name="TableCell18">
            <text:p text:style-name="P19">Comments/Remarks</text:p>
          </table:table-cell>
        </table:table-row>
        <table:table-row table:style-name="TableRow20">
          <table:table-cell table:style-name="TableCell21" table:number-rows-spanned="2">
            <text:p text:style-name="P22">Jan 20</text:p>
            <text:p text:style-name="P23">Jan 22</text:p>
          </table:table-cell>
          <table:table-cell table:style-name="TableCell24">
            <text:p text:style-name="P25">Estimate and plan the implementation</text:p>
            <text:p text:style-name="P26">Make and sign<text:s/>team contract</text:p>
          </table:table-cell>
          <table:table-cell table:style-name="TableCell27">
            <text:p text:style-name="P28">Patricia Regarde</text:p>
          </table:table-cell>
          <table:table-cell table:style-name="TableCell29">
            <text:p text:style-name="P30">Documents: Plan, Contract, Prioritized RTM</text:p>
          </table:table-cell>
        </table:table-row>
        <table:table-row table:style-name="TableRow31">
          <table:covered-table-cell>
            <text:p text:style-name="Normal"/>
          </table:covered-table-cell>
          <table:table-cell table:style-name="TableCell32">
            <text:p text:style-name="P33">Formulate Code Review Checklist</text:p>
            <text:p text:style-name="P34">Formulate User Acceptance Criteria</text:p>
          </table:table-cell>
          <table:table-cell table:style-name="TableCell35">
            <text:p text:style-name="P36">Cyan Villarin</text:p>
          </table:table-cell>
          <table:table-cell table:style-name="TableCell37">
            <text:p text:style-name="P38">Documents: Code Review Checklist, User Acceptance Criteria</text:p>
          </table:table-cell>
        </table:table-row>
        <table:table-row table:style-name="TableRow39">
          <table:table-cell table:style-name="TableCell40" table:number-rows-spanned="2">
            <text:p text:style-name="P41">Jan 27</text:p>
            <text:p text:style-name="P42">Feb 05</text:p>
          </table:table-cell>
          <table:table-cell table:style-name="TableCell43">
            <text:p text:style-name="P44">Code Sprint 1, Unit Test</text:p>
          </table:table-cell>
          <table:table-cell table:style-name="TableCell45">
            <text:p text:style-name="P46">Marbille Juntado, Patricia Regarde, Cyan Villarin</text:p>
          </table:table-cell>
          <table:table-cell table:style-name="TableCell47">
            <text:p text:style-name="P48">https://github.com/MarbilleJuntado/Scholarship-Management-System/tree/master/Implementations/UPSMS%20v1.0</text:p>
          </table:table-cell>
        </table:table-row>
        <table:table-row table:style-name="TableRow49">
          <table:covered-table-cell>
            <text:p text:style-name="Normal"/>
          </table:covered-table-cell>
          <table:table-cell table:style-name="TableCell50">
            <text:p text:style-name="P51">Integration Test features identified in Sprint 1</text:p>
          </table:table-cell>
          <table:table-cell table:style-name="TableCell52">
            <text:p text:style-name="P53">Marbille Juntado, Patricia Regarde, Cyan Villarin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 table:number-rows-spanned="2">
            <text:p text:style-name="P58">Feb 10</text:p>
            <text:p text:style-name="P59">Feb 12</text:p>
          </table:table-cell>
          <table:table-cell table:style-name="TableCell60">
            <text:p text:style-name="P61">System Test Sprint 1<text:line-break/>Fix Bug</text:p>
          </table:table-cell>
          <table:table-cell table:style-name="TableCell62">
            <text:p text:style-name="P63">Cyan Villarin</text:p>
          </table:table-cell>
          <table:table-cell table:style-name="TableCell64">
            <text:p text:style-name="P65">https://github.com/MarbilleJuntado/Scholarship-Management-System/blob/master/Implementations/Sprint%201/UPSMS_Sprint%201%20Code%20Review.odt</text:p>
          </table:table-cell>
        </table:table-row>
        <table:table-row table:style-name="TableRow66">
          <table:covered-table-cell>
            <text:p text:style-name="Normal"/>
          </table:covered-table-cell>
          <table:table-cell table:style-name="TableCell67">
            <text:p text:style-name="P68">Retest<text:line-break/>Sprint 1 Release Commit</text:p>
          </table:table-cell>
          <table:table-cell table:style-name="TableCell69">
            <text:p text:style-name="P70">Marbille Juntado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 table:number-rows-spanned="2">
            <text:p text:style-name="P75">Feb<text:s/>10</text:p>
            <text:p text:style-name="P76">Feb 19</text:p>
          </table:table-cell>
          <table:table-cell table:style-name="TableCell77">
            <text:p text:style-name="P78">Code Sprint 2, Unit Test</text:p>
          </table:table-cell>
          <table:table-cell table:style-name="TableCell79">
            <text:p text:style-name="P80">Marbille Juntado, Patricia Regarde, Cyan Villarin</text:p>
          </table:table-cell>
          <table:table-cell table:style-name="TableCell81">
            <text:p text:style-name="P82"/>
          </table:table-cell>
        </table:table-row>
        <table:table-row table:style-name="TableRow83">
          <table:covered-table-cell>
            <text:p text:style-name="Normal"/>
          </table:covered-table-cell>
          <table:table-cell table:style-name="TableCell84">
            <text:p text:style-name="P85">Integration Test features identified in Sprint 2</text:p>
          </table:table-cell>
          <table:table-cell table:style-name="TableCell86">
            <text:p text:style-name="P87">Marbille Juntado, Patricia Regarde, Cyan Villarin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 table:number-rows-spanned="2">
            <text:p text:style-name="P92">Feb 22</text:p>
            <text:p text:style-name="P93">Feb 26</text:p>
          </table:table-cell>
          <table:table-cell table:style-name="TableCell94">
            <text:p text:style-name="P95">System Test<text:s/>Sprint 2<text:line-break/>Fix Bug</text:p>
          </table:table-cell>
          <table:table-cell table:style-name="TableCell96">
            <text:p text:style-name="P97">Patricia Regarde</text:p>
          </table:table-cell>
          <table:table-cell table:style-name="TableCell98">
            <text:p text:style-name="P99"/>
          </table:table-cell>
        </table:table-row>
        <table:table-row table:style-name="TableRow100">
          <table:covered-table-cell>
            <text:p text:style-name="Normal"/>
          </table:covered-table-cell>
          <table:table-cell table:style-name="TableCell101">
            <text:p text:style-name="P102">Retest<text:line-break/>Sprint 2 Release Commit</text:p>
          </table:table-cell>
          <table:table-cell table:style-name="TableCell103">
            <text:p text:style-name="P104">Marbille Juntado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rows-spanned="2">
            <text:p text:style-name="P109">Feb 29</text:p>
            <text:p text:style-name="P110">Mar 4</text:p>
          </table:table-cell>
          <table:table-cell table:style-name="TableCell111">
            <text:p text:style-name="P112">Code Sprint 3, Unit Test</text:p>
          </table:table-cell>
          <table:table-cell table:style-name="TableCell113">
            <text:p text:style-name="P114">Marbille Juntado, Patricia Regarde, Cyan Villarin</text:p>
          </table:table-cell>
          <table:table-cell table:style-name="TableCell115">
            <text:p text:style-name="P116"/>
          </table:table-cell>
        </table:table-row>
        <table:table-row table:style-name="TableRow117">
          <table:covered-table-cell>
            <text:p text:style-name="Normal"/>
          </table:covered-table-cell>
          <table:table-cell table:style-name="TableCell118">
            <text:p text:style-name="P119">Integration Test features identified in Sprint 3</text:p>
          </table:table-cell>
          <table:table-cell table:style-name="TableCell120">
            <text:p text:style-name="P121">Marbille Juntado, Patricia Regarde, Cyan Villarin</text:p>
          </table:table-cell>
          <table:table-cell table:style-name="TableCell122">
            <text:p text:style-name="P123">Demo</text:p>
          </table:table-cell>
        </table:table-row>
        <table:table-row table:style-name="TableRow124">
          <table:table-cell table:style-name="TableCell125" table:number-rows-spanned="2">
            <text:p text:style-name="P126">Mar 18</text:p>
            <text:p text:style-name="P127">Mar 20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covered-table-cell>
            <text:p text:style-name="Normal"/>
          </table:covered-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 table:number-rows-spanned="2">
            <text:p text:style-name="P143">Mar 25</text:p>
            <text:p text:style-name="P144">Mar 27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covered-table-cell>
            <text:p text:style-name="Normal"/>
          </table:covered-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>Demo</text:p>
          </table:table-cell>
        </table:table-row>
        <table:table-row table:style-name="TableRow158">
          <table:table-cell table:style-name="TableCell159" table:number-rows-spanned="2">
            <text:p text:style-name="P160">Apr 01</text:p>
            <text:p text:style-name="P161">Apr 03</text:p>
          </table:table-cell>
          <table:table-cell table:style-name="TableCell162" table:number-columns-spanned="3">
            <text:p text:style-name="P163">Holy Week (Holy Wednesday)</text:p>
          </table:table-cell>
          <table:covered-table-cell/>
          <table:covered-table-cell/>
        </table:table-row>
        <table:table-row table:style-name="TableRow164">
          <table:covered-table-cell>
            <text:p text:style-name="Normal"/>
          </table:covered-table-cell>
          <table:table-cell table:style-name="TableCell165" table:number-columns-spanned="3">
            <text:p text:style-name="P166">Holy Week (Good Friday)</text:p>
          </table:table-cell>
          <table:covered-table-cell/>
          <table:covered-table-cell/>
        </table:table-row>
        <table:table-row table:style-name="TableRow167">
          <table:table-cell table:style-name="TableCell168" table:number-rows-spanned="2">
            <text:p text:style-name="P169">Apr 08</text:p>
            <text:p text:style-name="P170">Apr 10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covered-table-cell>
            <text:p text:style-name="Normal"/>
          </table:covered-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Demo</text:p>
          </table:table-cell>
        </table:table-row>
        <table:table-row table:style-name="TableRow184">
          <table:table-cell table:style-name="TableCell185" table:number-rows-spanned="2">
            <text:p text:style-name="P186">Apr 15</text:p>
            <text:p text:style-name="P187">Apr 17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 table:number-rows-spanned="2">
            <text:p text:style-name="P203">Apr 22</text:p>
            <text:soft-page-break/>
            <text:p text:style-name="P204">Apr 24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covered-table-cell>
            <text:p text:style-name="Normal"/>
          </table:covered-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Demo</text:p>
          </table:table-cell>
        </table:table-row>
        <text:soft-page-break/>
        <table:table-row table:style-name="TableRow218">
          <table:table-cell table:style-name="TableCell219" table:number-rows-spanned="2">
            <text:p text:style-name="P220">Apr 29</text:p>
            <text:p text:style-name="P221">May 1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covered-table-cell>
            <text:p text:style-name="Normal"/>
          </table:covered-table-cell>
          <table:table-cell table:style-name="TableCell229" table:number-columns-spanned="3">
            <text:p text:style-name="P230">Labor Day</text:p>
          </table:table-cell>
          <table:covered-table-cell/>
          <table:covered-table-cell/>
        </table:table-row>
        <table:table-row table:style-name="TableRow231">
          <table:table-cell table:style-name="TableCell232">
            <text:p text:style-name="P233">May 6</text:p>
          </table:table-cell>
          <table:table-cell table:style-name="TableCell234">
            <text:p text:style-name="P235">Alpha Testing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May 8</text:p>
          </table:table-cell>
          <table:table-cell table:style-name="TableCell243">
            <text:p text:style-name="P244">Submission of Alpha Testing Results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May 13</text:p>
          </table:table-cell>
          <table:table-cell table:style-name="TableCell252">
            <text:p text:style-name="P253">Beta Testing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May 15</text:p>
          </table:table-cell>
          <table:table-cell table:style-name="TableCell261">
            <text:p text:style-name="P262">Submission of Beta Testing Results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May 20</text:p>
          </table:table-cell>
          <table:table-cell table:style-name="TableCell270">
            <text:p text:style-name="P271">Course Debriefing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soft-page-break/>
      <text:p text:style-name="P276">Expected Number of Sprint Commits: 13</text:p>
      <text:p text:style-name="P277">Expected Number of Code Reviews: 13</text:p>
      <text:p text:style-name="P278"><text:span text:style-name="T279">Expected Number of Software Release: 2 (Alpha and Beta)</text:span><text:span text:style-name="T28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yan V</dc:creator>
    <meta:creation-date>2015-01-27T13:38:00Z</meta:creation-date>
    <dc:date>2016-02-28T10:23:00Z</dc:date>
    <meta:template xlink:href="Normal" xlink:type="simple"/>
    <meta:editing-cycles>19</meta:editing-cycles>
    <meta:editing-duration>PT8100S</meta:editing-duration>
    <meta:document-statistic meta:page-count="3" meta:paragraph-count="3" meta:word-count="294" meta:character-count="1967" meta:row-count="13" meta:non-whitespace-character-count="1676"/>
  </office:meta>
</office:document-meta>
</file>